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5pt" officeooo:rsid="0017c20c" officeooo:paragraph-rsid="0005ad2c" fo:background-color="#ffffff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21:14:49.587000000</meta:creation-date>
    <dc:date>2024-09-26T19:46:38.802000000</dc:date>
    <meta:editing-duration>PT1H13M41S</meta:editing-duration>
    <meta:editing-cycles>22</meta:editing-cycles>
    <meta:generator>LibreOffice/24.8.0.3$Windows_X86_64 LibreOffice_project/0bdf1299c94fe897b119f97f3c613e9dca6be58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